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text-properties fo:font-weight="normal"/>
    </style:style>
    <style:style style:name="P17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>
      <style:text-properties fo:font-size="15pt" style:font-size-asian="15pt" style:font-size-complex="15pt"/>
    </style:style>
    <style:style style:name="P7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76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7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8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9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0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1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2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3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8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language-asian="ja" style:country-asian="JP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6"/>
      <text:p text:style-name="P16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6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1255013097847651549" text:style-name="L1">
        <text:list-item>
          <text:p text:style-name="P76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3">1</text:p>
          </table:table-cell>
          <table:table-cell table:style-name="表1.B1" office:value-type="string">
            <text:p text:style-name="P12">天気</text:p>
            <text:p text:style-name="P14">晴れ</text:p>
          </table:table-cell>
        </table:table-row>
        <table:table-row>
          <table:table-cell table:style-name="表1.A2" office:value-type="float" office:value="2">
            <text:p text:style-name="P13">2</text:p>
          </table:table-cell>
          <table:table-cell table:style-name="表1.B2" office:value-type="string">
            <text:p text:style-name="P12">餌やり</text:p>
            <text:list xml:id="list3849253340067270477" text:style-name="L2">
              <text:list-item>
                <text:p text:style-name="P17">３匹とも来る。</text:p>
              </text:list-item>
              <text:list-item>
                <text:p text:style-name="P17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7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3">3</text:p>
          </table:table-cell>
          <table:table-cell table:style-name="表1.B2" office:value-type="string">
            <text:p text:style-name="P12"><text:ruby text:style-name="Ru1"><text:ruby-base>身体</text:ruby-base><text:ruby-text>しんたい</text:ruby-text></text:ruby></text:p>
            <text:p text:style-name="P14">寝そべって、身体を捻るストレッチ、続けている。</text:p>
            <text:list xml:id="list1575857564126232260" text:style-name="L3">
              <text:list-item>
                <text:p text:style-name="P18">身体、捻り（左右）</text:p>
              </text:list-item>
              <text:list-item>
                <text:p text:style-name="P18">片足ずつ、両手で胸へ引き上げる</text:p>
              </text:list-item>
              <text:list-item>
                <text:p text:style-name="P18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3">15</text:p>
          </table:table-cell>
          <table:table-cell table:style-name="表1.B2" office:value-type="string">
            <text:p text:style-name="P12">その他</text:p>
            <text:list xml:id="list446061183948395707" text:style-name="L4">
              <text:list-item>
                <text:p text:style-name="P19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19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3">14</text:p>
          </table:table-cell>
          <table:table-cell table:style-name="表1.B2" office:value-type="string">
            <text:p text:style-name="P12">新しい</text:p>
            <text:list xml:id="list503537960877175119" text:style-name="L5">
              <text:list-item>
                <text:p text:style-name="P20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3467214729575527536" text:style-name="L6">
        <text:list-item>
          <text:p text:style-name="P77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p text:style-name="P12">天気</text:p>
          </table:table-cell>
          <table:table-cell table:style-name="表3.C1" office:value-type="string">
            <text:p text:style-name="P14">晴れ。雲あり</text:p>
          </table:table-cell>
        </table:table-row>
        <table:table-row>
          <table:table-cell table:style-name="表3.A2" office:value-type="float" office:value="2">
            <text:p text:style-name="P13">2</text:p>
          </table:table-cell>
          <table:table-cell table:style-name="表3.B2" office:value-type="string">
            <text:p text:style-name="P12">餌やり</text:p>
          </table:table-cell>
          <table:table-cell table:style-name="表3.C2" office:value-type="string">
            <text:list xml:id="list7170245993029144039" text:style-name="L7">
              <text:list-item>
                <text:p text:style-name="P21">ドンは来ない。クロ、来ない。</text:p>
              </text:list-item>
              <text:list-item>
                <text:p text:style-name="P21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3">3</text:p>
          </table:table-cell>
          <table:table-cell table:style-name="表3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3.C2" office:value-type="string">
            <text:p text:style-name="P14">背中と腰、変わらず。</text:p>
          </table:table-cell>
        </table:table-row>
        <table:table-row>
          <table:table-cell table:style-name="表3.A2" office:value-type="float" office:value="4">
            <text:p text:style-name="P13">4</text:p>
          </table:table-cell>
          <table:table-cell table:style-name="表3.B2" office:value-type="string">
            <text:p text:style-name="P12">思ったこと</text:p>
          </table:table-cell>
          <table:table-cell table:style-name="表3.C2" office:value-type="string">
            <text:p text:style-name="P14"/>
          </table:table-cell>
        </table:table-row>
        <table:table-row>
          <table:table-cell table:style-name="表3.A2" office:value-type="float" office:value="5">
            <text:p text:style-name="P13">5</text:p>
          </table:table-cell>
          <table:table-cell table:style-name="表3.B2" office:value-type="string">
            <text:p text:style-name="P12">出来事</text:p>
          </table:table-cell>
          <table:table-cell table:style-name="表3.C2" office:value-type="string">
            <text:p text:style-name="P14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3">6</text:p>
          </table:table-cell>
          <table:table-cell table:style-name="表3.B2" office:value-type="string">
            <text:p text:style-name="P12">止めた / 止めよう</text:p>
          </table:table-cell>
          <table:table-cell table:style-name="表3.C2" office:value-type="string">
            <text:p text:style-name="P14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3">7</text:p>
          </table:table-cell>
          <table:table-cell table:style-name="表3.B2" office:value-type="string">
            <text:p text:style-name="P12">始めた</text:p>
          </table:table-cell>
          <table:table-cell table:style-name="表3.C2" office:value-type="string">
            <text:p text:style-name="P14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5">8</text:p>
          </table:table-cell>
          <table:table-cell table:style-name="表3.B2" office:value-type="string">
            <text:p text:style-name="P12">気づいた</text:p>
          </table:table-cell>
          <table:table-cell table:style-name="表3.C2" office:value-type="string">
            <text:p text:style-name="P12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9136551178379515037" text:style-name="L8">
        <text:list-item>
          <text:p text:style-name="P78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3">1</text:p>
          </table:table-cell>
          <table:table-cell table:style-name="表4.B1" office:value-type="string">
            <text:p text:style-name="P12">天気</text:p>
          </table:table-cell>
          <table:table-cell table:style-name="表4.C1" office:value-type="string">
            <text:p text:style-name="P14">晴れ。雲あり。</text:p>
          </table:table-cell>
        </table:table-row>
        <table:table-row>
          <table:table-cell table:style-name="表4.A2" office:value-type="float" office:value="2">
            <text:p text:style-name="P13">2</text:p>
          </table:table-cell>
          <table:table-cell table:style-name="表4.B2" office:value-type="string">
            <text:p text:style-name="P12">餌やり</text:p>
          </table:table-cell>
          <table:table-cell table:style-name="表4.C2" office:value-type="string">
            <text:p text:style-name="P14">ミケのみ。</text:p>
            <text:p text:style-name="P14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3">3</text:p>
          </table:table-cell>
          <table:table-cell table:style-name="表4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4.C2" office:value-type="string">
            <text:p text:style-name="P14">背中の痛み、変わらず。</text:p>
          </table:table-cell>
        </table:table-row>
        <table:table-row>
          <table:table-cell table:style-name="表4.A2" office:value-type="float" office:value="4">
            <text:p text:style-name="P13">4</text:p>
          </table:table-cell>
          <table:table-cell table:style-name="表4.B2" office:value-type="string">
            <text:p text:style-name="P12">思ったこと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5">
            <text:p text:style-name="P13">5</text:p>
          </table:table-cell>
          <table:table-cell table:style-name="表4.B2" office:value-type="string">
            <text:p text:style-name="P12">出来事</text:p>
          </table:table-cell>
          <table:table-cell table:style-name="表4.C2" office:value-type="string">
            <text:p text:style-name="P14">東和、仕事の日。</text:p>
          </table:table-cell>
        </table:table-row>
        <table:table-row>
          <table:table-cell table:style-name="表4.A2" office:value-type="float" office:value="6">
            <text:p text:style-name="P13">6</text:p>
          </table:table-cell>
          <table:table-cell table:style-name="表4.B2" office:value-type="string">
            <text:p text:style-name="P12">止めた / 止めよう</text:p>
          </table:table-cell>
          <table:table-cell table:style-name="表4.C2" office:value-type="string">
            <text:list xml:id="list4953440247586296436" text:style-name="L9">
              <text:list-item>
                <text:p text:style-name="P22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2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3">7</text:p>
          </table:table-cell>
          <table:table-cell table:style-name="表4.B2" office:value-type="string">
            <text:p text:style-name="P12">始めた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8">
            <text:p text:style-name="P15">8</text:p>
          </table:table-cell>
          <table:table-cell table:style-name="表4.B2" office:value-type="string">
            <text:p text:style-name="P12">気づいた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9">
            <text:p text:style-name="P15">9</text:p>
          </table:table-cell>
          <table:table-cell table:style-name="表4.B2" office:value-type="string">
            <text:p text:style-name="P14">行った</text:p>
          </table:table-cell>
          <table:table-cell table:style-name="表4.C2" office:value-type="string">
            <text:p text:style-name="P14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5">10</text:p>
          </table:table-cell>
          <table:table-cell table:style-name="表4.B2" office:value-type="string">
            <text:p text:style-name="P14">その他</text:p>
          </table:table-cell>
          <table:table-cell table:style-name="表4.C2" office:value-type="string">
            <text:p text:style-name="P12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32374768" text:continue-list="list9136551178379515037" text:style-name="L8">
        <text:list-item>
          <text:p text:style-name="P78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3">1</text:p>
          </table:table-cell>
          <table:table-cell table:style-name="表7.B1" office:value-type="string">
            <text:p text:style-name="P12">天気</text:p>
          </table:table-cell>
          <table:table-cell table:style-name="表7.C1" office:value-type="string">
            <text:p text:style-name="P14">晴れ</text:p>
          </table:table-cell>
        </table:table-row>
        <table:table-row>
          <table:table-cell table:style-name="表7.A2" office:value-type="float" office:value="2">
            <text:p text:style-name="P13">2</text:p>
          </table:table-cell>
          <table:table-cell table:style-name="表7.B2" office:value-type="string">
            <text:p text:style-name="P12">餌やり</text:p>
          </table:table-cell>
          <table:table-cell table:style-name="表7.C2" office:value-type="string">
            <text:list xml:id="list3833158753936872352" text:style-name="L10">
              <text:list-item>
                <text:p text:style-name="P23">ドン、来る。擁壁の上から、歩道そばまで、伝い歩いて来る。</text:p>
              </text:list-item>
              <text:list-item>
                <text:p text:style-name="P23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3">3</text:p>
          </table:table-cell>
          <table:table-cell table:style-name="表7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4">
            <text:p text:style-name="P13">4</text:p>
          </table:table-cell>
          <table:table-cell table:style-name="表7.B2" office:value-type="string">
            <text:p text:style-name="P12">思ったこと</text:p>
          </table:table-cell>
          <table:table-cell table:style-name="表7.C2" office:value-type="string">
            <text:list xml:id="list7796567000378187037" text:style-name="L11">
              <text:list-item>
                <text:p text:style-name="P24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3">5</text:p>
          </table:table-cell>
          <table:table-cell table:style-name="表7.B2" office:value-type="string">
            <text:p text:style-name="P12">出来事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6">
            <text:p text:style-name="P13">6</text:p>
          </table:table-cell>
          <table:table-cell table:style-name="表7.B2" office:value-type="string">
            <text:p text:style-name="P12">止めた / 止めよう</text:p>
          </table:table-cell>
          <table:table-cell table:style-name="表7.C2" office:value-type="string">
            <text:list xml:id="list5953492486158571690" text:style-name="L12">
              <text:list-item>
                <text:p text:style-name="P25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3">7</text:p>
          </table:table-cell>
          <table:table-cell table:style-name="表7.B2" office:value-type="string">
            <text:p text:style-name="P12">始めた</text:p>
          </table:table-cell>
          <table:table-cell table:style-name="表7.C2" office:value-type="string">
            <text:list xml:id="list5396338879280768884" text:style-name="L13">
              <text:list-item>
                <text:p text:style-name="P26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5">8</text:p>
          </table:table-cell>
          <table:table-cell table:style-name="表7.B2" office:value-type="string">
            <text:p text:style-name="P12">気づい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9">
            <text:p text:style-name="P15">9</text:p>
          </table:table-cell>
          <table:table-cell table:style-name="表7.B2" office:value-type="string">
            <text:p text:style-name="P14">行っ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15">10</text:p>
          </table:table-cell>
          <table:table-cell table:style-name="表7.B2" office:value-type="string">
            <text:p text:style-name="P14">その他</text:p>
          </table:table-cell>
          <table:table-cell table:style-name="表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8886756026875549495" text:style-name="L14">
        <text:list-item>
          <text:p text:style-name="P79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3">1</text:p>
          </table:table-cell>
          <table:table-cell table:style-name="表8.B1" office:value-type="string">
            <text:p text:style-name="P12">天気</text:p>
          </table:table-cell>
          <table:table-cell table:style-name="表8.C1" office:value-type="string">
            <text:p text:style-name="P14">晴れ。</text:p>
          </table:table-cell>
        </table:table-row>
        <table:table-row>
          <table:table-cell table:style-name="表8.A2" office:value-type="float" office:value="2">
            <text:p text:style-name="P13">2</text:p>
          </table:table-cell>
          <table:table-cell table:style-name="表8.B2" office:value-type="string">
            <text:p text:style-name="P12">餌やり</text:p>
          </table:table-cell>
          <table:table-cell table:style-name="表8.C2" office:value-type="string">
            <text:list xml:id="list8731209138513759958" text:style-name="L15">
              <text:list-item>
                <text:p text:style-name="P27">ドンのみ、７時半の回には来た。</text:p>
                <text:list>
                  <text:list-item>
                    <text:p text:style-name="P27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27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27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27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27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3">3</text:p>
          </table:table-cell>
          <table:table-cell table:style-name="表8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4">
            <text:p text:style-name="P13">4</text:p>
          </table:table-cell>
          <table:table-cell table:style-name="表8.B2" office:value-type="string">
            <text:p text:style-name="P12">思ったこと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5">
            <text:p text:style-name="P13">5</text:p>
          </table:table-cell>
          <table:table-cell table:style-name="表8.B2" office:value-type="string">
            <text:p text:style-name="P12">出来事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6">
            <text:p text:style-name="P13">6</text:p>
          </table:table-cell>
          <table:table-cell table:style-name="表8.B2" office:value-type="string">
            <text:p text:style-name="P12">止めた / 止めよう</text:p>
          </table:table-cell>
          <table:table-cell table:style-name="表8.C2" office:value-type="string">
            <text:list xml:id="list743515084673986718" text:style-name="L16">
              <text:list-item>
                <text:p text:style-name="P28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3">7</text:p>
          </table:table-cell>
          <table:table-cell table:style-name="表8.B2" office:value-type="string">
            <text:p text:style-name="P12">始めた</text:p>
          </table:table-cell>
          <table:table-cell table:style-name="表8.C2" office:value-type="string">
            <text:list xml:id="list1711621430786690768" text:style-name="L17">
              <text:list-item>
                <text:p text:style-name="P29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5">8</text:p>
          </table:table-cell>
          <table:table-cell table:style-name="表8.B2" office:value-type="string">
            <text:p text:style-name="P12">気づいた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9">
            <text:p text:style-name="P15">9</text:p>
          </table:table-cell>
          <table:table-cell table:style-name="表8.B2" office:value-type="string">
            <text:p text:style-name="P14">行った</text:p>
          </table:table-cell>
          <table:table-cell table:style-name="表8.C2" office:value-type="string">
            <text:list xml:id="list3882045661191427294" text:style-name="L18">
              <text:list-item>
                <text:p text:style-name="P30">散髪。４時すぎだったか。今回は、タオルを持参するのを、思い出した。道具一式を持って、下へお利用とした時。</text:p>
              </text:list-item>
              <text:list-item>
                <text:p text:style-name="P30">机上の、物の配置。変えた。ディスプレイを、真ん中に。鉛筆立てを入れてある箱は、左端へ。</text:p>
              </text:list-item>
              <text:list-item>
                <text:p text:style-name="P30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5">10</text:p>
          </table:table-cell>
          <table:table-cell table:style-name="表8.B2" office:value-type="string">
            <text:p text:style-name="P14">その他</text:p>
          </table:table-cell>
          <table:table-cell table:style-name="表8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32387726" text:continue-list="list32374768" text:style-name="L8">
        <text:list-item>
          <text:p text:style-name="P78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3">1</text:p>
          </table:table-cell>
          <table:table-cell table:style-name="表9.B1" office:value-type="string">
            <text:p text:style-name="P12">天気</text:p>
          </table:table-cell>
          <table:table-cell table:style-name="表9.C1" office:value-type="string">
            <text:p text:style-name="P14">晴れ。雲あり。</text:p>
          </table:table-cell>
        </table:table-row>
        <table:table-row>
          <table:table-cell table:style-name="表9.A2" office:value-type="float" office:value="2">
            <text:p text:style-name="P13">2</text:p>
          </table:table-cell>
          <table:table-cell table:style-name="表9.B2" office:value-type="string">
            <text:p text:style-name="P12">餌やり</text:p>
          </table:table-cell>
          <table:table-cell table:style-name="表9.C2" office:value-type="string">
            <text:list xml:id="list4279064742701552207" text:style-name="L19">
              <text:list-item>
                <text:p text:style-name="P31">ドン。来ない</text:p>
              </text:list-item>
              <text:list-item>
                <text:p text:style-name="P31">ミケ、クロ。来る。</text:p>
              </text:list-item>
              <text:list-item>
                <text:p text:style-name="P31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3">3</text:p>
          </table:table-cell>
          <table:table-cell table:style-name="表9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9.C2" office:value-type="string">
            <text:p text:style-name="P14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3">4</text:p>
          </table:table-cell>
          <table:table-cell table:style-name="表9.B2" office:value-type="string">
            <text:p text:style-name="P12">思ったこと</text:p>
          </table:table-cell>
          <table:table-cell table:style-name="表9.C2" office:value-type="string">
            <text:list xml:id="list6082823193156088056" text:style-name="L20">
              <text:list-item>
                <text:p text:style-name="P32">ウェスト氏のアルバムからの１曲。”Journey”。音楽の意味を、知らされた。</text:p>
              </text:list-item>
              <text:list-item>
                <text:p text:style-name="P32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3">5</text:p>
          </table:table-cell>
          <table:table-cell table:style-name="表9.B2" office:value-type="string">
            <text:p text:style-name="P12">出来事</text:p>
          </table:table-cell>
          <table:table-cell table:style-name="表9.C2" office:value-type="string">
            <text:list xml:id="list7661535911560940319" text:style-name="L21">
              <text:list-item>
                <text:p text:style-name="P33">コーネル・ウェスト氏の動画を観た。同氏の音楽アルバムの曲を１つ、聴いた。</text:p>
              </text:list-item>
              <text:list-item>
                <text:p text:style-name="P33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3">6</text:p>
          </table:table-cell>
          <table:table-cell table:style-name="表9.B2" office:value-type="string">
            <text:p text:style-name="P12">止めた / 止めよう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7">
            <text:p text:style-name="P13">7</text:p>
          </table:table-cell>
          <table:table-cell table:style-name="表9.B2" office:value-type="string">
            <text:p text:style-name="P12">始めた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8">
            <text:p text:style-name="P15">8</text:p>
          </table:table-cell>
          <table:table-cell table:style-name="表9.B2" office:value-type="string">
            <text:p text:style-name="P12">気づいた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9">
            <text:p text:style-name="P15">9</text:p>
          </table:table-cell>
          <table:table-cell table:style-name="表9.B2" office:value-type="string">
            <text:p text:style-name="P14">行った</text:p>
          </table:table-cell>
          <table:table-cell table:style-name="表9.C2" office:value-type="string">
            <text:list xml:id="list5205575450879798549" text:style-name="L22">
              <text:list-item>
                <text:p text:style-name="P34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5">10</text:p>
          </table:table-cell>
          <table:table-cell table:style-name="表9.B2" office:value-type="string">
            <text:p text:style-name="P14">その他</text:p>
          </table:table-cell>
          <table:table-cell table:style-name="表9.C2" office:value-type="string">
            <text:list xml:id="list845836164177811215" text:style-name="L23">
              <text:list-item>
                <text:p text:style-name="P35">本。『光合成の世界』。化学式がわかるようになった。いくつかの分子。それらの化学式を、書き写した。</text:p>
              </text:list-item>
              <text:list-item>
                <text:p text:style-name="P35">本。『大学』。読み終えたのは、一昨日か。朱子の、『章句』の箇所も、読んだ。</text:p>
              </text:list-item>
              <text:list-item>
                <text:p text:style-name="P35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5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32357855" text:continue-list="list32387726" text:style-name="L8">
        <text:list-item>
          <text:p text:style-name="P78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3">1</text:p>
          </table:table-cell>
          <table:table-cell table:style-name="表10.B1" office:value-type="string">
            <text:p text:style-name="P12">天気</text:p>
          </table:table-cell>
          <table:table-cell table:style-name="表10.C1" office:value-type="string">
            <text:p text:style-name="P14">晴れ。</text:p>
          </table:table-cell>
        </table:table-row>
        <table:table-row>
          <table:table-cell table:style-name="表10.A2" office:value-type="float" office:value="2">
            <text:p text:style-name="P13">2</text:p>
          </table:table-cell>
          <table:table-cell table:style-name="表10.B2" office:value-type="string">
            <text:p text:style-name="P12">餌やり</text:p>
          </table:table-cell>
          <table:table-cell table:style-name="表10.C2" office:value-type="string">
            <text:list xml:id="list5340015265091880117" text:style-name="L24">
              <text:list-item>
                <text:p text:style-name="P36">ドンは来なかった。ミケは、また下に下ろして、腰を摩ってあげた。</text:p>
              </text:list-item>
              <text:list-item>
                <text:p text:style-name="P36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3">3</text:p>
          </table:table-cell>
          <table:table-cell table:style-name="表10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4">
            <text:p text:style-name="P13">4</text:p>
          </table:table-cell>
          <table:table-cell table:style-name="表10.B2" office:value-type="string">
            <text:p text:style-name="P12">思ったこと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5">
            <text:p text:style-name="P13">5</text:p>
          </table:table-cell>
          <table:table-cell table:style-name="表10.B2" office:value-type="string">
            <text:p text:style-name="P12">出来事</text:p>
          </table:table-cell>
          <table:table-cell table:style-name="表10.C2" office:value-type="string">
            <text:list xml:id="list4928054047793642234" text:style-name="L25">
              <text:list-item>
                <text:p text:style-name="P37">山下歯科へ。元々は、先週の木曜に行く予定だった。忘れていた。歯科から、ユジョンさんが電話をかけてきた。</text:p>
              </text:list-item>
              <text:list-item>
                <text:p text:style-name="P37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3">6</text:p>
          </table:table-cell>
          <table:table-cell table:style-name="表10.B2" office:value-type="string">
            <text:p text:style-name="P12">止めた / 止め<text:soft-page-break/>よう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7">
            <text:p text:style-name="P13">7</text:p>
          </table:table-cell>
          <table:table-cell table:style-name="表10.B2" office:value-type="string">
            <text:p text:style-name="P12">始めた</text:p>
          </table:table-cell>
          <table:table-cell table:style-name="表10.C2" office:value-type="string">
            <text:list xml:id="list754463071919788812" text:style-name="L26">
              <text:list-item>
                <text:p text:style-name="P38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5">8</text:p>
          </table:table-cell>
          <table:table-cell table:style-name="表10.B2" office:value-type="string">
            <text:p text:style-name="P12">気づい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9">
            <text:p text:style-name="P15">9</text:p>
          </table:table-cell>
          <table:table-cell table:style-name="表10.B2" office:value-type="string">
            <text:p text:style-name="P14">行っ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15">10</text:p>
          </table:table-cell>
          <table:table-cell table:style-name="表10.B2" office:value-type="string">
            <text:p text:style-name="P14">その他</text:p>
          </table:table-cell>
          <table:table-cell table:style-name="表10.C2" office:value-type="string">
            <text:list xml:id="list1752016088901565074" text:style-name="L27">
              <text:list-item>
                <text:p text:style-name="P39"><office:annotation office:name="__Annotation__1352_1244671686"><dc:creator>iwabuchi ken</dc:creator><dc:date>2020-02-26T07:28:41.45</dc:date><text:p text:style-name="P85"><text:span text:style-name="T7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39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39">自転車 자전거 に加えて、スクーターなど、２輪自動車も、駐輪できる。</text:p>
                  </text:list-item>
                  <text:list-item>
                    <text:p text:style-name="P39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32385083" text:continue-list="list32357855" text:style-name="L8">
        <text:list-item>
          <text:p text:style-name="P78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3">1</text:p>
          </table:table-cell>
          <table:table-cell table:style-name="表11.B1" office:value-type="string">
            <text:p text:style-name="P12">天気</text:p>
          </table:table-cell>
          <table:table-cell table:style-name="表11.C1" office:value-type="string">
            <text:p text:style-name="P14">晴れ。</text:p>
          </table:table-cell>
        </table:table-row>
        <table:table-row>
          <table:table-cell table:style-name="表11.A2" office:value-type="float" office:value="2">
            <text:p text:style-name="P13">2</text:p>
          </table:table-cell>
          <table:table-cell table:style-name="表11.B2" office:value-type="string">
            <text:p text:style-name="P12">餌やり</text:p>
          </table:table-cell>
          <table:table-cell table:style-name="表11.C2" office:value-type="string">
            <text:list xml:id="list6139701216674347148" text:style-name="L28">
              <text:list-item>
                <text:p text:style-name="P40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0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0">ミケは、１週間ぐらい前からか、地面に下ろして、腰を摩って上げている。</text:p>
                <text:list>
                  <text:list-item>
                    <text:p text:style-name="P40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3">7</text:p>
          </table:table-cell>
          <table:table-cell table:style-name="表11.B2" office:value-type="string">
            <text:p text:style-name="P12">始めた</text:p>
          </table:table-cell>
          <table:table-cell table:style-name="表11.C2" office:value-type="string">
            <text:list xml:id="list8745203273132291523" text:style-name="L29">
              <text:list-item>
                <text:p text:style-name="P41">腰に当てるクッション</text:p>
                <text:list>
                  <text:list-item>
                    <text:p text:style-name="P41">昨日の夜、クッションを布団に入れて、腰に当てて、寝た。</text:p>
                  </text:list-item>
                  <text:list-item>
                    <text:p text:style-name="P41">クッションは、以前に、防災頭巾として自作したもの。タンスの中に入れていた。</text:p>
                  </text:list-item>
                  <text:list-item>
                    <text:p text:style-name="P41">もちろん、寝ていると、身体を動かすものだから、クッションから、腰はずれる。それはそれ。</text:p>
                  </text:list-item>
                  <text:list-item>
                    <text:p text:style-name="P41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1">目薬。</text:p>
                <text:list>
                  <text:list-item>
                    <text:p text:style-name="P41">クリエイトで、目薬を買った。３月２<text:soft-page-break/>日。（そのように、ボトルに書いてある）</text:p>
                  </text:list-item>
                  <text:list-item>
                    <text:p text:style-name="P41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1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5">10</text:p>
          </table:table-cell>
          <table:table-cell table:style-name="表11.B2" office:value-type="string">
            <text:p text:style-name="P14">その他</text:p>
          </table:table-cell>
          <table:table-cell table:style-name="表11.C2" office:value-type="string">
            <text:list xml:id="list8332672347077472900" text:style-name="L30">
              <text:list-item>
                <text:p text:style-name="P42">洗面のとき。</text:p>
                <text:list>
                  <text:list-item>
                    <text:p text:style-name="P42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2">それから、口のゆすぎに移る。</text:p>
                  </text:list-item>
                  <text:list-item>
                    <text:p text:style-name="P42">このようにして、お湯のボタンを切り忘れることを、予防する。</text:p>
                  </text:list-item>
                  <text:list-item>
                    <text:p text:style-name="P42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2">飲み物作り。紅茶。</text:p>
                <text:list>
                  <text:list-item>
                    <text:p text:style-name="P42">以前は、やかんを使っていた。一度に、ペットボトル、２本。</text:p>
                  </text:list-item>
                  <text:list-item>
                    <text:p text:style-name="P42">１ヶ月ぐらい前からか、両手鍋を使っている。そうめんを茹でたりするのに使っているもの。</text:p>
                  </text:list-item>
                  <text:list-item>
                    <text:p text:style-name="P42">この鍋を使うと、一度に、ペット３本分ぐらいを、作れる。</text:p>
                  </text:list-item>
                </text:list>
              </text:list-item>
              <text:list-item>
                <text:p text:style-name="P42">山下歯科</text:p>
                <text:list>
                  <text:list-item>
                    <text:p text:style-name="P42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2">翌週の火曜、２５日に、改めて、予約を入れてもらった。</text:p>
                  </text:list-item>
                </text:list>
              </text:list-item>
              <text:list-item>
                <text:p text:style-name="P42">山下歯科。もう一つ、初めてのこと。</text:p>
                <text:list>
                  <text:list-item>
                    <text:p text:style-name="P42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2">鳥の声のビデオ。</text:p>
                <text:list>
                  <text:list-item>
                    <text:p text:style-name="P42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5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6606145318903226594" text:style-name="L31">
        <text:list-item>
          <text:p text:style-name="P80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3">1</text:p>
          </table:table-cell>
          <table:table-cell table:style-name="表12.B1" office:value-type="string">
            <text:p text:style-name="P12">天気</text:p>
          </table:table-cell>
          <table:table-cell table:style-name="表12.C1" office:value-type="string">
            <text:p text:style-name="P14">晴れ</text:p>
          </table:table-cell>
        </table:table-row>
        <text:soft-page-break/>
        <table:table-row>
          <table:table-cell table:style-name="表12.A2" office:value-type="float" office:value="2">
            <text:p text:style-name="P13">2</text:p>
          </table:table-cell>
          <table:table-cell table:style-name="表12.B2" office:value-type="string">
            <text:p text:style-name="P12">餌やり</text:p>
          </table:table-cell>
          <table:table-cell table:style-name="表12.C2" office:value-type="string">
            <text:list xml:id="list8336780813037084513" text:style-name="L32">
              <text:list-item>
                <text:p text:style-name="P43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3">ミケだけが来る。下に降ろす。腰さすり。しばらくしてから、壁に上げる。ペースト。そして、固形。</text:p>
              </text:list-item>
              <text:list-item>
                <text:p text:style-name="P43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3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3">3</text:p>
          </table:table-cell>
          <table:table-cell table:style-name="表1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2.C2" office:value-type="string">
            <text:list xml:id="list3497609848234423134" text:style-name="L33">
              <text:list-item>
                <text:p text:style-name="P44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3">4</text:p>
          </table:table-cell>
          <table:table-cell table:style-name="表12.B2" office:value-type="string">
            <text:p text:style-name="P12">思ったこと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5">
            <text:p text:style-name="P13">5</text:p>
          </table:table-cell>
          <table:table-cell table:style-name="表12.B2" office:value-type="string">
            <text:p text:style-name="P12">出来事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6">
            <text:p text:style-name="P13">6</text:p>
          </table:table-cell>
          <table:table-cell table:style-name="表12.B2" office:value-type="string">
            <text:p text:style-name="P12">止めた / 止めよう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7">
            <text:p text:style-name="P13">7</text:p>
          </table:table-cell>
          <table:table-cell table:style-name="表12.B2" office:value-type="string">
            <text:p text:style-name="P12">始めた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8">
            <text:p text:style-name="P15">8</text:p>
          </table:table-cell>
          <table:table-cell table:style-name="表12.B2" office:value-type="string">
            <text:p text:style-name="P12">気づいた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9">
            <text:p text:style-name="P15">9</text:p>
          </table:table-cell>
          <table:table-cell table:style-name="表12.B2" office:value-type="string">
            <text:p text:style-name="P14">行った</text:p>
          </table:table-cell>
          <table:table-cell table:style-name="表12.C2" office:value-type="string">
            <text:list xml:id="list7520420160880545094" text:style-name="L34">
              <text:list-item>
                <text:p text:style-name="P45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45"><text:soft-page-break/>ももひき。繕いを行う。５８分、使う。</text:p>
              </text:list-item>
              <text:list-item>
                <text:p text:style-name="P45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5">10</text:p>
          </table:table-cell>
          <table:table-cell table:style-name="表12.B2" office:value-type="string">
            <text:p text:style-name="P14">その他</text:p>
          </table:table-cell>
          <table:table-cell table:style-name="表12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5756119112599655095" text:style-name="L35">
        <text:list-item>
          <text:p text:style-name="P81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3">1</text:p>
          </table:table-cell>
          <table:table-cell table:style-name="表13.B1" office:value-type="string">
            <text:p text:style-name="P12">天気</text:p>
          </table:table-cell>
          <table:table-cell table:style-name="表13.C1" office:value-type="string">
            <text:p text:style-name="P14">晴れ</text:p>
          </table:table-cell>
        </table:table-row>
        <table:table-row>
          <table:table-cell table:style-name="表13.A2" office:value-type="float" office:value="2">
            <text:p text:style-name="P13">2</text:p>
          </table:table-cell>
          <table:table-cell table:style-name="表13.B2" office:value-type="string">
            <text:p text:style-name="P12">餌やり</text:p>
          </table:table-cell>
          <table:table-cell table:style-name="表13.C2" office:value-type="string">
            <text:list xml:id="list5559130280344460993" text:style-name="L36">
              <text:list-item>
                <text:p text:style-name="P46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3">3</text:p>
          </table:table-cell>
          <table:table-cell table:style-name="表13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3.C2" office:value-type="string">
            <text:list xml:id="list7707419915115520793" text:style-name="L37">
              <text:list-item>
                <text:p text:style-name="P47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3">4</text:p>
          </table:table-cell>
          <table:table-cell table:style-name="表13.B2" office:value-type="string">
            <text:p text:style-name="P12">思ったこと</text:p>
          </table:table-cell>
          <table:table-cell table:style-name="表13.C2" office:value-type="string">
            <text:p text:style-name="P14"/>
          </table:table-cell>
        </table:table-row>
        <text:soft-page-break/>
        <table:table-row>
          <table:table-cell table:style-name="表13.A2" office:value-type="float" office:value="5">
            <text:p text:style-name="P13">5</text:p>
          </table:table-cell>
          <table:table-cell table:style-name="表13.B2" office:value-type="string">
            <text:p text:style-name="P12">出来事</text:p>
          </table:table-cell>
          <table:table-cell table:style-name="表13.C2" office:value-type="string">
            <text:list xml:id="list8563292209544647605" text:style-name="L38">
              <text:list-item>
                <text:p text:style-name="P48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3">6</text:p>
          </table:table-cell>
          <table:table-cell table:style-name="表13.B2" office:value-type="string">
            <text:p text:style-name="P12">止めた / 止めよう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7">
            <text:p text:style-name="P13">7</text:p>
          </table:table-cell>
          <table:table-cell table:style-name="表13.B2" office:value-type="string">
            <text:p text:style-name="P12">始めた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8">
            <text:p text:style-name="P15">8</text:p>
          </table:table-cell>
          <table:table-cell table:style-name="表13.B2" office:value-type="string">
            <text:p text:style-name="P12">気づいた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9">
            <text:p text:style-name="P15">9</text:p>
          </table:table-cell>
          <table:table-cell table:style-name="表13.B2" office:value-type="string">
            <text:p text:style-name="P14">行った</text:p>
          </table:table-cell>
          <table:table-cell table:style-name="表13.C2" office:value-type="string">
            <text:list xml:id="list6184137631467404279" text:style-name="L39">
              <text:list-item>
                <text:p text:style-name="P49">『人工光合成』。</text:p>
                <text:list>
                  <text:list-item>
                    <text:p text:style-name="P49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49">ポル<text:span text:style-name="T6">フィン</text:span>と、ポル<text:span text:style-name="T6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49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49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5">10</text:p>
          </table:table-cell>
          <table:table-cell table:style-name="表13.B2" office:value-type="string">
            <text:p text:style-name="P14">その他</text:p>
          </table:table-cell>
          <table:table-cell table:style-name="表13.C2" office:value-type="string">
            <text:list xml:id="list457422468378345805" text:style-name="L40">
              <text:list-item>
                <text:p text:style-name="P50">マンデルさんの本。昨日は読んでいない。これまでに、読み活動の中で知り得たことは：</text:p>
                <text:list>
                  <text:list-item>
                    <text:p text:style-name="P50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0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32383808" text:continue-list="list5756119112599655095" text:style-name="L35">
        <text:list-item>
          <text:p text:style-name="P81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3">1</text:p>
          </table:table-cell>
          <table:table-cell table:style-name="表14.B1" office:value-type="string">
            <text:p text:style-name="P12">天気</text:p>
          </table:table-cell>
          <table:table-cell table:style-name="表14.C1" office:value-type="string">
            <text:p text:style-name="P14">晴れ。</text:p>
          </table:table-cell>
        </table:table-row>
        <table:table-row>
          <table:table-cell table:style-name="表14.A2" office:value-type="float" office:value="2">
            <text:p text:style-name="P13">2</text:p>
          </table:table-cell>
          <table:table-cell table:style-name="表14.B2" office:value-type="string">
            <text:p text:style-name="P12">餌やり</text:p>
          </table:table-cell>
          <table:table-cell table:style-name="表14.C2" office:value-type="string">
            <text:list xml:id="list7258650308422383067" text:style-name="L41">
              <text:list-item>
                <text:p text:style-name="P51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1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1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3">3</text:p>
          </table:table-cell>
          <table:table-cell table:style-name="表14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4">
            <text:p text:style-name="P13">4</text:p>
          </table:table-cell>
          <table:table-cell table:style-name="表14.B2" office:value-type="string">
            <text:p text:style-name="P12">思ったこと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5">
            <text:p text:style-name="P13">5</text:p>
          </table:table-cell>
          <table:table-cell table:style-name="表14.B2" office:value-type="string">
            <text:p text:style-name="P12">出来事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6">
            <text:p text:style-name="P13">6</text:p>
          </table:table-cell>
          <table:table-cell table:style-name="表14.B2" office:value-type="string">
            <text:p text:style-name="P12">止めた / 止め<text:soft-page-break/>よう</text:p>
          </table:table-cell>
          <table:table-cell table:style-name="表14.C2" office:value-type="string">
            <text:list xml:id="list3728280893091112270" text:style-name="L42">
              <text:list-item>
                <text:p text:style-name="P52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3">7</text:p>
          </table:table-cell>
          <table:table-cell table:style-name="表14.B2" office:value-type="string">
            <text:p text:style-name="P12">始めた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8">
            <text:p text:style-name="P15">8</text:p>
          </table:table-cell>
          <table:table-cell table:style-name="表14.B2" office:value-type="string">
            <text:p text:style-name="P12">気づい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9">
            <text:p text:style-name="P15">9</text:p>
          </table:table-cell>
          <table:table-cell table:style-name="表14.B2" office:value-type="string">
            <text:p text:style-name="P14">行っ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15">10</text:p>
          </table:table-cell>
          <table:table-cell table:style-name="表14.B2" office:value-type="string">
            <text:p text:style-name="P14">その他</text:p>
          </table:table-cell>
          <table:table-cell table:style-name="表14.C2" office:value-type="string">
            <text:list xml:id="list2319679490389388086" text:style-name="L43">
              <text:list-item>
                <text:p text:style-name="P53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3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3">それらのラベルをsortする。対象は、３日間のデータ群。</text:p>
                  </text:list-item>
                  <text:list-item>
                    <text:p text:style-name="P53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/>
      <text:p text:style-name="P5"/>
      <text:p text:style-name="P1">------------------------------------------------------------</text:p>
      <text:p text:style-name="P6">[XXX] 20200325_142352</text:p>
      <text:list xml:id="list32384835" text:continue-list="list32383808" text:style-name="L35">
        <text:list-item>
          <text:p text:style-name="P81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3">1</text:p>
          </table:table-cell>
          <table:table-cell table:style-name="表15.B1" office:value-type="string">
            <text:p text:style-name="P12">天気</text:p>
          </table:table-cell>
          <table:table-cell table:style-name="表15.C1" office:value-type="string">
            <text:p text:style-name="P14">晴れ。</text:p>
          </table:table-cell>
        </table:table-row>
        <table:table-row>
          <table:table-cell table:style-name="表15.A2" office:value-type="float" office:value="2">
            <text:p text:style-name="P13">2</text:p>
          </table:table-cell>
          <table:table-cell table:style-name="表15.B2" office:value-type="string">
            <text:p text:style-name="P12">餌やり</text:p>
          </table:table-cell>
          <table:table-cell table:style-name="表15.C2" office:value-type="string">
            <text:list xml:id="list531350270183217425" text:style-name="L44">
              <text:list-item>
                <text:p text:style-name="P54">三匹とも、来る。</text:p>
              </text:list-item>
              <text:list-item>
                <text:p text:style-name="P54">ミケとクロは、南の角へ行って、呼びかけたら、出てきた。</text:p>
              </text:list-item>
              <text:list-item>
                <text:p text:style-name="P54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54">ミケたちの相手を済ませ、戻る。小屋の裏。もういなかった。</text:p>
                  </text:list-item>
                </text:list>
              </text:list-item>
              <text:list-item>
                <text:p text:style-name="P54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3">3</text:p>
          </table:table-cell>
          <table:table-cell table:style-name="表15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5.C2" office:value-type="string">
            <text:list xml:id="list3829867691074276179" text:style-name="L45">
              <text:list-item>
                <text:p text:style-name="P55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3">4</text:p>
          </table:table-cell>
          <table:table-cell table:style-name="表15.B2" office:value-type="string">
            <text:p text:style-name="P12">思ったこと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5">
            <text:p text:style-name="P13">5</text:p>
          </table:table-cell>
          <table:table-cell table:style-name="表15.B2" office:value-type="string">
            <text:p text:style-name="P12">出来事</text:p>
          </table:table-cell>
          <table:table-cell table:style-name="表15.C2" office:value-type="string">
            <text:list xml:id="list627816573211695354" text:style-name="L46">
              <text:list-item>
                <text:p text:style-name="P56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56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3">6</text:p>
          </table:table-cell>
          <table:table-cell table:style-name="表15.B2" office:value-type="string">
            <text:p text:style-name="P12">止めた / 止めよう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7">
            <text:p text:style-name="P13">7</text:p>
          </table:table-cell>
          <table:table-cell table:style-name="表15.B2" office:value-type="string">
            <text:p text:style-name="P12">始めた</text:p>
          </table:table-cell>
          <table:table-cell table:style-name="表15.C2" office:value-type="string">
            <text:list xml:id="list8257908628326593837" text:style-name="L47">
              <text:list-item>
                <text:p text:style-name="P57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57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5">8</text:p>
          </table:table-cell>
          <table:table-cell table:style-name="表15.B2" office:value-type="string">
            <text:p text:style-name="P12">気づい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9">
            <text:p text:style-name="P15">9</text:p>
          </table:table-cell>
          <table:table-cell table:style-name="表15.B2" office:value-type="string">
            <text:p text:style-name="P14">行っ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15">10</text:p>
          </table:table-cell>
          <table:table-cell table:style-name="表15.B2" office:value-type="string">
            <text:p text:style-name="P14">その他</text:p>
          </table:table-cell>
          <table:table-cell table:style-name="表15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5_143345</text:p>
      <text:p text:style-name="P5"><text:soft-page-break/></text:p>
      <text:p text:style-name="P10"/>
      <text:p text:style-name="P5"/>
      <text:p text:style-name="P1">------------------------------------------------------------</text:p>
      <text:p text:style-name="P6">[XXX] 20200326_082051</text:p>
      <text:list xml:id="list2351911367564215573" text:style-name="L48">
        <text:list-item>
          <text:p text:style-name="P82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3">1</text:p>
          </table:table-cell>
          <table:table-cell table:style-name="表16.B1" office:value-type="string">
            <text:p text:style-name="P12">天気</text:p>
          </table:table-cell>
          <table:table-cell table:style-name="表16.C1" office:value-type="string">
            <text:p text:style-name="P14">晴れ。</text:p>
          </table:table-cell>
        </table:table-row>
        <table:table-row>
          <table:table-cell table:style-name="表16.A2" office:value-type="float" office:value="2">
            <text:p text:style-name="P13">2</text:p>
          </table:table-cell>
          <table:table-cell table:style-name="表16.B2" office:value-type="string">
            <text:p text:style-name="P12">餌やり</text:p>
          </table:table-cell>
          <table:table-cell table:style-name="表16.C2" office:value-type="string">
            <text:list xml:id="list6862017694985381975" text:style-name="L49">
              <text:list-item>
                <text:p text:style-name="P58">ドン。来ない。</text:p>
              </text:list-item>
              <text:list-item>
                <text:p text:style-name="P58">リュウが来た。前回と同じく、擁壁の上の、プールの基盤に付けられている柵。そのすぐ内側に、座っている。</text:p>
                <text:list>
                  <text:list-item>
                    <text:p text:style-name="P58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58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58">袋全体の、３分の１ぐらいを、その場ではあげる。</text:p>
                  </text:list-item>
                </text:list>
              </text:list-item>
              <text:list-item>
                <text:p text:style-name="P58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58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3">3</text:p>
          </table:table-cell>
          <table:table-cell table:style-name="表16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4">
            <text:p text:style-name="P13">4</text:p>
          </table:table-cell>
          <table:table-cell table:style-name="表16.B2" office:value-type="string">
            <text:p text:style-name="P12">思ったこと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5">
            <text:p text:style-name="P13">5</text:p>
          </table:table-cell>
          <table:table-cell table:style-name="表16.B2" office:value-type="string">
            <text:p text:style-name="P12">出来事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6">
            <text:p text:style-name="P13">6</text:p>
          </table:table-cell>
          <table:table-cell table:style-name="表16.B2" office:value-type="string">
            <text:p text:style-name="P12">止めた / 止めよう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7">
            <text:p text:style-name="P13">7</text:p>
          </table:table-cell>
          <table:table-cell table:style-name="表16.B2" office:value-type="string">
            <text:p text:style-name="P12">始めた</text:p>
          </table:table-cell>
          <table:table-cell table:style-name="表16.C2" office:value-type="string">
            <text:list xml:id="list8209953947288131558" text:style-name="L50">
              <text:list-item>
                <text:p text:style-name="P59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59">風呂に入るとき、目を、塩水で洗った</text:p>
                <text:list>
                  <text:list-item>
                    <text:p text:style-name="P59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59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59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59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5">8</text:p>
          </table:table-cell>
          <table:table-cell table:style-name="表16.B2" office:value-type="string">
            <text:p text:style-name="P12">気づいた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9">
            <text:p text:style-name="P15">9</text:p>
          </table:table-cell>
          <table:table-cell table:style-name="表16.B2" office:value-type="string">
            <text:p text:style-name="P14">行った</text:p>
          </table:table-cell>
          <table:table-cell table:style-name="表16.C2" office:value-type="string">
            <text:list xml:id="list7809970445769765043" text:style-name="L51">
              <text:list-item>
                <text:p text:style-name="P60">CO2の調べ。行わなかった。</text:p>
              </text:list-item>
              <text:list-item>
                <text:p text:style-name="P60">楽器。夕方４時すぎ、ギター。夜に入って、６時半ぐらいから、サックス。</text:p>
                <text:list>
                  <text:list-item>
                    <text:p text:style-name="P60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15">10</text:p>
          </table:table-cell>
          <table:table-cell table:style-name="表16.B2" office:value-type="string">
            <text:p text:style-name="P14">その他</text:p>
          </table:table-cell>
          <table:table-cell table:style-name="表16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6_084022</text:p>
      <text:p text:style-name="P5"/>
      <text:p text:style-name="P10"/>
      <text:p text:style-name="P2"/>
      <text:p text:style-name="P1">------------------------------------------------------------</text:p>
      <text:p text:style-name="P6">[XXX] 20200331_154337</text:p>
      <text:list xml:id="list32379564" text:continue-list="list32384835" text:style-name="L35">
        <text:list-item>
          <text:p text:style-name="P81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3">1</text:p>
          </table:table-cell>
          <table:table-cell table:style-name="表17.B1" office:value-type="string">
            <text:p text:style-name="P12">天気</text:p>
          </table:table-cell>
          <table:table-cell table:style-name="表17.C1" office:value-type="string">
            <text:p text:style-name="P14">曇り。</text:p>
          </table:table-cell>
        </table:table-row>
        <table:table-row>
          <table:table-cell table:style-name="表17.A2" office:value-type="float" office:value="2">
            <text:p text:style-name="P13">2</text:p>
          </table:table-cell>
          <table:table-cell table:style-name="表17.B2" office:value-type="string">
            <text:p text:style-name="P12">餌やり</text:p>
          </table:table-cell>
          <table:table-cell table:style-name="表17.C2" office:value-type="string">
            <text:list xml:id="list2715668938316568948" text:style-name="L52">
              <text:list-item>
                <text:p text:style-name="P61">ドン、来ない。リュウも来ない。</text:p>
              </text:list-item>
              <text:list-item>
                <text:p text:style-name="P61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1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1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3">3</text:p>
          </table:table-cell>
          <table:table-cell table:style-name="表17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7.C2" office:value-type="string">
            <text:list xml:id="list5554544213010391305" text:style-name="L53">
              <text:list-item>
                <text:p text:style-name="P62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3">4</text:p>
          </table:table-cell>
          <table:table-cell table:style-name="表17.B2" office:value-type="string">
            <text:p text:style-name="P12">思ったこと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5">
            <text:p text:style-name="P13">5</text:p>
          </table:table-cell>
          <table:table-cell table:style-name="表17.B2" office:value-type="string">
            <text:p text:style-name="P12">出来事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6">
            <text:p text:style-name="P13">6</text:p>
          </table:table-cell>
          <table:table-cell table:style-name="表17.B2" office:value-type="string">
            <text:p text:style-name="P12">止めた / 止めよう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7">
            <text:p text:style-name="P13">7</text:p>
          </table:table-cell>
          <table:table-cell table:style-name="表17.B2" office:value-type="string">
            <text:p text:style-name="P12">始めた</text:p>
          </table:table-cell>
          <table:table-cell table:style-name="表17.C2" office:value-type="string">
            <text:list xml:id="list2672293611958068104" text:style-name="L54">
              <text:list-item>
                <text:p text:style-name="P63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3">同じく、3/29。風呂で、陰茎の包皮。塩水で洗った。</text:p>
                <text:list>
                  <text:list-item>
                    <text:p text:style-name="P63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3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5">8</text:p>
          </table:table-cell>
          <table:table-cell table:style-name="表17.B2" office:value-type="string">
            <text:p text:style-name="P12">気づいた</text:p>
          </table:table-cell>
          <table:table-cell table:style-name="表17.C2" office:value-type="string">
            <text:p text:style-name="P12"/>
          </table:table-cell>
        </table:table-row>
        <table:table-row>
          <table:table-cell table:style-name="表17.A2" office:value-type="float" office:value="9">
            <text:p text:style-name="P15">9</text:p>
          </table:table-cell>
          <table:table-cell table:style-name="表17.B2" office:value-type="string">
            <text:p text:style-name="P14">行った</text:p>
          </table:table-cell>
          <table:table-cell table:style-name="表17.C2" office:value-type="string">
            <text:list xml:id="list2829785675629410200" text:style-name="L55">
              <text:list-item>
                <text:p text:style-name="P64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15">10</text:p>
          </table:table-cell>
          <table:table-cell table:style-name="表17.B2" office:value-type="string">
            <text:p text:style-name="P14">その他</text:p>
          </table:table-cell>
          <table:table-cell table:style-name="表1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31_155926</text:p>
      <text:p text:style-name="P5"/>
      <text:p text:style-name="P10"/>
      <text:p text:style-name="P5"/>
      <text:p text:style-name="P1">------------------------------------------------------------</text:p>
      <text:p text:style-name="P6">[XXX] 20200411_081647</text:p>
      <text:list xml:id="list32384770" text:continue-list="list32379564" text:style-name="L35">
        <text:list-item>
          <text:p text:style-name="P81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3">1</text:p>
          </table:table-cell>
          <table:table-cell table:style-name="表18.B1" office:value-type="string">
            <text:p text:style-name="P12">天気</text:p>
          </table:table-cell>
          <table:table-cell table:style-name="表18.C1" office:value-type="string">
            <text:p text:style-name="P14">晴れ</text:p>
          </table:table-cell>
        </table:table-row>
        <table:table-row>
          <table:table-cell table:style-name="表18.A2" office:value-type="float" office:value="2">
            <text:p text:style-name="P13">2</text:p>
          </table:table-cell>
          <table:table-cell table:style-name="表18.B2" office:value-type="string">
            <text:p text:style-name="P12">餌やり</text:p>
          </table:table-cell>
          <table:table-cell table:style-name="表18.C2" office:value-type="string">
            <text:list xml:id="list1945438257793059692" text:style-name="L56">
              <text:list-item>
                <text:p text:style-name="P65">３匹とも来た。</text:p>
              </text:list-item>
              <text:list-item>
                <text:p text:style-name="P65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65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3">3</text:p>
          </table:table-cell>
          <table:table-cell table:style-name="表18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8.C2" office:value-type="string">
            <text:list xml:id="list6584868959286113719" text:style-name="L57">
              <text:list-item>
                <text:p text:style-name="P66">背中。ひどく痛い。</text:p>
              </text:list-item>
              <text:list-item>
                <text:p text:style-name="P66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3">4</text:p>
          </table:table-cell>
          <table:table-cell table:style-name="表18.B2" office:value-type="string">
            <text:p text:style-name="P12">思ったこと</text:p>
          </table:table-cell>
          <table:table-cell table:style-name="表18.C2" office:value-type="string">
            <text:p text:style-name="P14"/>
          </table:table-cell>
        </table:table-row>
        <table:table-row>
          <table:table-cell table:style-name="表18.A2" office:value-type="float" office:value="14">
            <text:p text:style-name="P13">14</text:p>
          </table:table-cell>
          <table:table-cell table:style-name="表18.B2" office:value-type="string">
            <text:p text:style-name="P12">新しい</text:p>
          </table:table-cell>
          <table:table-cell table:style-name="表18.C2" office:value-type="string">
            <text:list xml:id="list8946029212468481681" text:style-name="L58">
              <text:list-item>
                <text:p text:style-name="P67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67">買い物。卓上のライトを買ってきた。たまプラの、ケーズデンキにて。値段は３千円少し。</text:p>
                <text:list>
                  <text:list-item>
                    <text:p text:style-name="P67">初め、１種を選び取る。その品を出してもらうように頼もうと、カウンターへ歩き始める。</text:p>
                  </text:list-item>
                  <text:list-item>
                    <text:p text:style-name="P67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 </text:p>
      <text:p text:style-name="P5"/>
      <text:p text:style-name="P10">@@@</text:p>
      <text:p text:style-name="P1">------------------------------------------------------------</text:p>
      <text:p text:style-name="P6">[XXX] 20200412_115745</text:p>
      <text:list xml:id="list8631813104268571983" text:style-name="L59">
        <text:list-item>
          <text:p text:style-name="P83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3">1</text:p>
          </table:table-cell>
          <table:table-cell table:style-name="表19.B1" office:value-type="string">
            <text:p text:style-name="P12">天気</text:p>
          </table:table-cell>
          <table:table-cell table:style-name="表19.C1" office:value-type="string">
            <text:p text:style-name="P14">晴れ。夜から、雨。</text:p>
          </table:table-cell>
        </table:table-row>
        <table:table-row>
          <table:table-cell table:style-name="表19.A2" office:value-type="float" office:value="2">
            <text:p text:style-name="P13">2</text:p>
          </table:table-cell>
          <table:table-cell table:style-name="表19.B2" office:value-type="string">
            <text:p text:style-name="P12">餌やり</text:p>
          </table:table-cell>
          <table:table-cell table:style-name="表19.C2" office:value-type="string">
            <text:list xml:id="list713411426760669306" text:style-name="L60">
              <text:list-item>
                <text:p text:style-name="P68">３匹とも来る。</text:p>
              </text:list-item>
              <text:list-item>
                <text:p text:style-name="P68">ドンは、待っていた。ミケたちのあとに戻ると。いなかった。</text:p>
              </text:list-item>
              <text:list-item>
                <text:p text:style-name="P68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68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3">3</text:p>
          </table:table-cell>
          <table:table-cell table:style-name="表19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9.C2" office:value-type="string">
            <text:list xml:id="list3879927658972210933" text:style-name="L61">
              <text:list-item>
                <text:p text:style-name="P69">背中、痛い。</text:p>
              </text:list-item>
              <text:list-item>
                <text:p text:style-name="P69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3">7</text:p>
          </table:table-cell>
          <table:table-cell table:style-name="表19.B2" office:value-type="string">
            <text:p text:style-name="P12">始めた<text:span text:style-name="T5"> / 初めて</text:span></text:p>
          </table:table-cell>
          <table:table-cell table:style-name="表19.C2" office:value-type="string">
            <text:list xml:id="list1263626619551468402" text:style-name="L62">
              <text:list-item>
                <text:p text:style-name="P70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0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3">5</text:p>
          </table:table-cell>
          <table:table-cell table:style-name="表19.B2" office:value-type="string">
            <text:p text:style-name="P12">出来事</text:p>
          </table:table-cell>
          <table:table-cell table:style-name="表19.C2" office:value-type="string">
            <text:list xml:id="list8328474621870760566" text:style-name="L64">
              <text:list-item>
                <text:p text:style-name="P72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3">11</text:p>
          </table:table-cell>
          <table:table-cell table:style-name="表19.B2" office:value-type="string">
            <text:p text:style-name="P12">やらず</text:p>
          </table:table-cell>
          <table:table-cell table:style-name="表19.C2" office:value-type="string">
            <text:list xml:id="list6654126234081470489" text:style-name="L63">
              <text:list-item>
                <text:p text:style-name="P71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3">13</text:p>
          </table:table-cell>
          <table:table-cell table:style-name="表19.B2" office:value-type="string">
            <text:p text:style-name="P12">やろう</text:p>
          </table:table-cell>
          <table:table-cell table:style-name="表19.C2" office:value-type="string">
            <text:list xml:id="list728557608638027982" text:style-name="L65">
              <text:list-item>
                <text:p text:style-name="P73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7"/>
      <text:p text:style-name="P6">[/ XXX] 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 </text:p>
      <text:list xml:id="list32370827" text:continue-list="list32384770" text:style-name="L35">
        <text:list-item>
          <text:p text:style-name="P8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3">1</text:p>
          </table:table-cell>
          <table:table-cell table:style-name="表5.B1" office:value-type="string">
            <text:p text:style-name="P12">天気</text:p>
          </table:table-cell>
          <table:table-cell table:style-name="表5.C1" office:value-type="string">
            <text:p text:style-name="P14"/>
          </table:table-cell>
        </table:table-row>
        <table:table-row>
          <table:table-cell table:style-name="表5.A2" office:value-type="float" office:value="2">
            <text:p text:style-name="P13">2</text:p>
          </table:table-cell>
          <table:table-cell table:style-name="表5.B2" office:value-type="string">
            <text:p text:style-name="P12">餌やり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3">
            <text:p text:style-name="P13">3</text:p>
          </table:table-cell>
          <table:table-cell table:style-name="表5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4">
            <text:p text:style-name="P13">4</text:p>
          </table:table-cell>
          <table:table-cell table:style-name="表5.B2" office:value-type="string">
            <text:p text:style-name="P12">思ったこと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5">
            <text:p text:style-name="P13">5</text:p>
          </table:table-cell>
          <table:table-cell table:style-name="表5.B2" office:value-type="string">
            <text:p text:style-name="P12">出来事</text:p>
          </table:table-cell>
          <table:table-cell table:style-name="表5.C2" office:value-type="string">
            <text:p text:style-name="P14"/>
          </table:table-cell>
        </table:table-row>
      </table:table>
      <text:p text:style-name="P7"/>
      <text:p text:style-name="P6">[/ XXX] </text:p>
      <text:p text:style-name="P5"/>
      <text:p text:style-name="P5"/>
      <text:p text:style-name="P5"><text:soft-page-break/>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3">1</text:p>
          </table:table-cell>
          <table:table-cell table:style-name="表2.B1" office:value-type="string">
            <text:p text:style-name="P12">天気</text:p>
          </table:table-cell>
          <table:table-cell table:style-name="表2.A1" office:value-type="float" office:value="9">
            <text:p text:style-name="P13">9</text:p>
          </table:table-cell>
          <table:table-cell table:style-name="表2.D1" office:value-type="string">
            <text:p text:style-name="P12">思い出したこと</text:p>
          </table:table-cell>
        </table:table-row>
        <table:table-row>
          <table:table-cell table:style-name="表2.A2" office:value-type="float" office:value="2">
            <text:p text:style-name="P13">2</text:p>
          </table:table-cell>
          <table:table-cell table:style-name="表2.B2" office:value-type="string">
            <text:p text:style-name="P12">餌やり</text:p>
          </table:table-cell>
          <table:table-cell table:style-name="表2.A2" office:value-type="float" office:value="10">
            <text:p text:style-name="P13">10</text:p>
          </table:table-cell>
          <table:table-cell table:style-name="表2.D2" office:value-type="string">
            <text:p text:style-name="P12">やった</text:p>
          </table:table-cell>
        </table:table-row>
        <table:table-row>
          <table:table-cell table:style-name="表2.A2" office:value-type="float" office:value="3">
            <text:p text:style-name="P13">3</text:p>
          </table:table-cell>
          <table:table-cell table:style-name="表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3">11</text:p>
          </table:table-cell>
          <table:table-cell table:style-name="表2.D2" office:value-type="string">
            <text:p text:style-name="P12">やらず</text:p>
          </table:table-cell>
        </table:table-row>
        <table:table-row>
          <table:table-cell table:style-name="表2.A2" office:value-type="float" office:value="4">
            <text:p text:style-name="P13">4</text:p>
          </table:table-cell>
          <table:table-cell table:style-name="表2.B2" office:value-type="string">
            <text:p text:style-name="P12">思ったこと</text:p>
          </table:table-cell>
          <table:table-cell table:style-name="表2.A2" office:value-type="float" office:value="12">
            <text:p text:style-name="P13">12</text:p>
          </table:table-cell>
          <table:table-cell table:style-name="表2.D2" office:value-type="string">
            <text:p text:style-name="P12">知ったこと</text:p>
          </table:table-cell>
        </table:table-row>
        <table:table-row>
          <table:table-cell table:style-name="表2.A2" office:value-type="float" office:value="5">
            <text:p text:style-name="P13">5</text:p>
          </table:table-cell>
          <table:table-cell table:style-name="表2.B2" office:value-type="string">
            <text:p text:style-name="P12">出来事</text:p>
          </table:table-cell>
          <table:table-cell table:style-name="表2.A2" office:value-type="float" office:value="13">
            <text:p text:style-name="P13">13</text:p>
          </table:table-cell>
          <table:table-cell table:style-name="表2.D2" office:value-type="string">
            <text:p text:style-name="P12">やろう</text:p>
          </table:table-cell>
        </table:table-row>
        <table:table-row>
          <table:table-cell table:style-name="表2.A2" office:value-type="float" office:value="6">
            <text:p text:style-name="P13">6</text:p>
          </table:table-cell>
          <table:table-cell table:style-name="表2.B2" office:value-type="string">
            <text:p text:style-name="P12">止めた / 止めよう</text:p>
          </table:table-cell>
          <table:table-cell table:style-name="表2.A2" office:value-type="float" office:value="14">
            <text:p text:style-name="P13">14</text:p>
          </table:table-cell>
          <table:table-cell table:style-name="表2.D2" office:value-type="string">
            <text:p text:style-name="P12">新しい</text:p>
          </table:table-cell>
        </table:table-row>
        <table:table-row>
          <table:table-cell table:style-name="表2.A2" office:value-type="float" office:value="7">
            <text:p text:style-name="P13">7</text:p>
          </table:table-cell>
          <table:table-cell table:style-name="表2.B2" office:value-type="string">
            <text:p text:style-name="P12">始めた<text:span text:style-name="T5"> / 初めて</text:span></text:p>
          </table:table-cell>
          <table:table-cell table:style-name="表2.A2" office:value-type="float" office:value="15">
            <text:p text:style-name="P13">15</text:p>
          </table:table-cell>
          <table:table-cell table:style-name="表2.D2" office:value-type="string">
            <text:p text:style-name="P12">その他</text:p>
          </table:table-cell>
        </table:table-row>
        <table:table-row>
          <table:table-cell table:style-name="表2.A2" office:value-type="float" office:value="8">
            <text:p text:style-name="P15">8</text:p>
          </table:table-cell>
          <table:table-cell table:style-name="表2.B2" office:value-type="string">
            <text:p text:style-name="P12">気づいた</text:p>
          </table:table-cell>
          <table:table-cell table:style-name="表2.A2" office:value-type="float" office:value="16">
            <text:p text:style-name="P13">16</text:p>
          </table:table-cell>
          <table:table-cell table:style-name="表2.D2" office:value-type="string">
            <text:p text:style-name="P8">明日</text:p>
          </table:table-cell>
        </table:table-row>
        <table:table-row>
          <table:table-cell table:style-name="表2.A2">
            <text:p text:style-name="P15"/>
          </table:table-cell>
          <table:table-cell table:style-name="表2.B2" office:value-type="string">
            <text:p text:style-name="P12"/>
          </table:table-cell>
          <table:table-cell table:style-name="表2.A2" office:value-type="float" office:value="17">
            <text:p text:style-name="P13">17</text:p>
          </table:table-cell>
          <table:table-cell table:style-name="表2.D2" office:value-type="string">
            <text:p text:style-name="P8">その先</text:p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2">pushd C:\WORKS_2\WS\WS_Others.miscs <text:span text:style-name="T4">&amp;&amp; git add . &amp;&amp; git commit -m </text:span><text:span text:style-name="T4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2">p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</table:table>
      <text:p text:style-name="P7"/>
      <text:p text:style-name="P11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4-12T12:15:51.65</dc:date>
    <dc:creator>iwabuchi ken</dc:creator>
    <meta:editing-duration>PT16H34M18S</meta:editing-duration>
    <meta:editing-cycles>121</meta:editing-cycles>
    <meta:generator>OpenOffice/4.1.3$Win32 OpenOffice.org_project/413m1$Build-9783</meta:generator>
    <meta:document-statistic meta:table-count="21" meta:image-count="0" meta:object-count="0" meta:page-count="31" meta:paragraph-count="634" meta:word-count="11098" meta:character-count="13623"/>
  </office:meta>
</office:document-meta>
</file>